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<text:s/>esmprd_rmissue_line.ad_org_id,esmprd_rmissue_line.isactive,to_date(esmprd_rmissue_line.created,'dd-mm-yyyy'),</text:p>
      <text:p text:style-name="Standard">esmprd_rmissue_line.createdby,to_date(esmprd_rmissue_line.updated,'dd-mm-yyyy'),</text:p>
      <text:p text:style-name="Standard">esmprd_rmissue_line.updatedby,</text:p>
      <text:p text:style-name="Standard"><text:s/>esmprd_rmissue_line.m_product_id,esmprd_rmissue_line.productiontype,esmprd_rmissue_line.qty,</text:p>
      <text:p text:style-name="Standard">esmprd_rmissue_line.esmprd_rmissue_id,esmprd_rmissue_line.m_locator_id,esmprd_rmissue_line.line</text:p>
      <text:p text:style-name="Standard">from esmprd_rmissue</text:p>
      <text:p text:style-name="Standard">inner join esmprd_rmissue_line</text:p>
      <text:p text:style-name="Standard">on esmprd_rmissue.esmprd_rmissue_id=esmprd_rmissue_line.esmprd_rmissue_id</text:p>
      <text:p text:style-name="Standard"><text:s/>where esmprd_rmissue.isuintouincon='Y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6T17:58:23.853593729</meta:creation-date>
    <dc:date>2022-08-06T17:58:33.150495462</dc:date>
    <meta:editing-duration>PT10S</meta:editing-duration>
    <meta:editing-cycles>1</meta:editing-cycles>
    <meta:document-statistic meta:table-count="0" meta:image-count="0" meta:object-count="0" meta:page-count="1" meta:paragraph-count="9" meta:word-count="15" meta:character-count="576" meta:non-whitespace-character-count="567"/>
    <meta:generator>LibreOffice/6.0.7.3$Linux_X86_64 LibreOffice_project/00m0$Build-3</meta:generator>
  </office:meta>
</office:document-meta>
</file>